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5.814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145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11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he contents of this spreadsheet are mirrored in CSV files in the JUnit testsets folder.</text:p>
          </table:table-cell>
        </table:table-row>
        <table:table-row table:style-name="ro1">
          <table:table-cell office:value-type="string" calcext:value-type="string">
            <text:p>The spreadsheet is kept as an easier-to-read reference.</text:p>
          </table:table-cell>
        </table:table-row>
      </table:table>
      <table:table table:name="Ad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CALIBRATION ONLY AFFECTS FOLLOWING DATASETS</text:p>
          </table:table-cell>
          <table:table-cell table:style-name="ce8" office:value-type="string" calcext:value-type="string">
            <text:p>AFFECTED DATASE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lete" table:style-name="ta1"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row table:style-name="ro1">
          <table:table-cell table:style-name="ce8" office:value-type="string" calcext:value-type="string">
            <text:p>DELETED CALIBRATION</text:p>
          </table:table-cell>
          <table:table-cell table:style-name="ce8" office:value-type="string" calcext:value-type="string">
            <text:p>PRIOR CALIBRATION REQUIRED</text:p>
          </table:table-cell>
          <table:table-cell table:style-name="ce8" office:value-type="string" calcext:value-type="string">
            <text:p>CALIBRATION ONLY AFFECTS FOLLOWING DATASETS</text:p>
          </table:table-cell>
          <table:table-cell table:style-name="ce8" office:value-type="string" calcext:value-type="string">
            <text:p>AFFECTED DATASETS</text:p>
          </table:table-cell>
          <table:table-cell table:style-name="ce8" office:value-type="string" calcext:value-type="string">
            <text:p>FAILUR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dit value only" table:style-name="ta1"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8" office:value-type="string" calcext:value-type="string">
            <text:p>EDITED CALIBRATION</text:p>
          </table:table-cell>
          <table:table-cell table:style-name="ce8" office:value-type="string" calcext:value-type="string">
            <text:p>CALIBRATION ONLY AFFECTS FOLLOWING DATASETS</text:p>
          </table:table-cell>
          <table:table-cell table:style-name="ce8" office:value-type="string" calcext:value-type="string">
            <text:p>AFFECTED DATASET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ve Calibration" table:style-name="ta1">
        <office:forms form:automatic-focus="false" form:apply-design-mode="false"/>
        <table:table-column table:style-name="co6" table:default-cell-style-name="ce9"/>
        <table:table-column table:style-name="co7" table:default-cell-style-name="ce9"/>
        <table:table-column table:style-name="co5" table:default-cell-style-name="ce9"/>
        <table:table-column table:style-name="co2" table:default-cell-style-name="ce9"/>
        <table:table-column table:style-name="co8" table:default-cell-style-name="ce9"/>
        <table:table-column table:style-name="co1" table:default-cell-style-name="ce9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8" office:value-type="string" calcext:value-type="string">
            <text:p>MOVED CALIBRATION</text:p>
          </table:table-cell>
          <table:table-cell table:style-name="ce8" office:value-type="string" calcext:value-type="string">
            <text:p>MOVED TO</text:p>
          </table:table-cell>
          <table:table-cell table:style-name="ce8" office:value-type="string" calcext:value-type="string">
            <text:p>PRIOR CALIBRATION REQUIRED</text:p>
          </table:table-cell>
          <table:table-cell table:style-name="ce8" office:value-type="string" calcext:value-type="string">
            <text:p>CALIBRATION ONLY AFFECTS FOLLOWING DATASETS</text:p>
          </table:table-cell>
          <table:table-cell table:style-name="ce8" office:value-type="string" calcext:value-type="string">
            <text:p>AFFECTED DATASETS</text:p>
          </table:table-cell>
          <table:table-cell table:style-name="ce8" office:value-type="string" calcext:value-type="string">
            <text:p>FAILURES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 office:value-type="string" calcext:value-type="string">
            <text:p>Dataset a is affected by the relationship between Calibrations A and B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 office:value-type="string" calcext:value-type="string">
            <text:p>Same as above. Note this for the various combinations below.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,c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,d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,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,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5:19:46.4328440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3T13:20:24.685022623</meta:creation-date>
    <dc:date>2022-01-14T16:10:45.236464818</dc:date>
    <meta:editing-duration>PT3H14M19S</meta:editing-duration>
    <meta:editing-cycles>67</meta:editing-cycles>
    <meta:generator>LibreOffice/7.2.4.1$MacOSX_X86_64 LibreOffice_project/27d75539669ac387bb498e35313b970b7fe9c4f9</meta:generator>
    <meta:document-statistic meta:table-count="5" meta:cell-count="783" meta:object-count="0"/>
  </office:meta>
</office:document-meta>
</file>